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ext_20_body">Cuando no tenemos suficiente información sobre algo, usamos la imaginación para completar los huecos.<text:line-break/>Y esa imaginación no surge de la nada: se alimenta de lo que ya conocemos.<text:line-break/>Combina, adapta y transforma fragmentos de experiencias pasadas para suponer lo que aún no entendemos.</text:p>
      <text:p text:style-name="Text_20_body">Pero ¿qué pasa al principio, cuando aún no hemos vivido nada?<text:line-break/>Incluso entonces, nuestra mente ya contiene ciertos elementos.<text:line-break/>Al nacer, no traemos conocimientos aprendidos, pero sí llevamos dentro una especie de mapa básico:<text:line-break/>una serie de instrucciones heredadas, instintos que nos ayudan a sobrevivir.</text:p>
      <text:p text:style-name="Text_20_body">En capítulos anteriores hablamos de esto: de cómo, al imaginar monstruos o espíritus protectores, en realidad estamos usando reflejos mentales profundamente enraizados.<text:line-break/>También dijimos que la magia —aunque fascinante— no es algo necesario en sí misma, sino una consecuencia natural de estos mecanismos mentales.<text:line-break/>Un subproducto.</text:p>
      <text:p text:style-name="Text_20_body">De la misma manera, nacemos con una colección de ideas preinstaladas que moldean nuestro pensamiento desde el primer momento.<text:line-break/>Estas ideas no siempre son evidentes. Están tan profundamente integradas en nuestra forma de ver el mundo que no notamos su presencia.<text:line-break/>Pero están ahí, guiando nuestra atención, despertando emociones, generando certezas… o confusiones.</text:p>
      <text:p text:style-name="Text_20_body">Son parte del material con el que construimos nuestras primeras hipótesis sobre el mundo.<text:line-break/>Y como esas hipótesis parten de una base aún muy limitada, es natural que muchas de ellas sean fantasiosas.<text:line-break/>La fantasía no es un error: es un paso necesario.</text:p>
      <text:p text:style-name="Text_20_body">Si miramos cómo piensan los niños, vemos esto con claridad.<text:line-break/>En sus primeros años, su mente crea modelos del mundo en los que todo es posible:<text:line-break/>los juguetes hablan, los deseos se cumplen, los héroes vuelan.<text:line-break/>A medida que crecen y ganan experiencia, esos modelos se van ajustando, volviéndose más realistas.<text:line-break/>Pero la fantasía nunca desaparece del todo.</text:p>
      <text:p text:style-name="Text_20_body">Y tal vez no debería. Porque muchas veces, imaginar lo imposible es el primer paso para descubrir lo que sí es posible.</text:p>
      <text:p text:style-name="Horizontal_20_Line"/>
      <text:p text:style-name="Text_20_body">¿Te gustaría que el siguiente fragmento explore cómo el lenguaje también actúa como un filtro que moldea (y distorsiona) nuestra percepción? Puedo ayudarte con una <text:a xlink:type="simple" xlink:href="https://chatgpt.com/c/f" text:style-name="Internet_20_link" text:visited-style-name="Visited_20_Internet_20_Link">introducción al lenguaje como condicionante</text:a>, un <text:a xlink:type="simple" xlink:href="https://chatgpt.com/c/f" text:style-name="Internet_20_link" text:visited-style-name="Visited_20_Internet_20_Link">ejemplo ilustrativo</text:a>, o una <text:a xlink:type="simple" xlink:href="https://chatgpt.com/c/f" text:style-name="Internet_20_link" text:visited-style-name="Visited_20_Internet_20_Link">comparación entre pensamiento prelingüístico y verbal</text:a>.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26T15:37:49.070000000</meta:creation-date>
    <dc:date>2025-05-26T15:40:44.301000000</dc:date>
    <meta:editing-duration>PT2M55S</meta:editing-duration>
    <meta:editing-cycles>1</meta:editing-cycles>
    <meta:document-statistic meta:table-count="0" meta:image-count="0" meta:object-count="0" meta:page-count="1" meta:paragraph-count="8" meta:word-count="352" meta:character-count="2272" meta:non-whitespace-character-count="1928"/>
    <meta:generator>LibreOffice/7.3.5.2$Windows_X86_64 LibreOffice_project/184fe81b8c8c30d8b5082578aee2fed2ea847c01</meta:generator>
  </office:meta>
</office:document-meta>
</file>